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5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top="0.305cm" fo:margin-bottom="0cm" fo:text-align="start"/>
    </style:style>
    <style:style style:name="P4" style:family="paragraph">
      <loext:graphic-properties draw:fill-color="#ffffff"/>
      <style:paragraph-properties fo:margin-top="0.305cm" fo:margin-bottom="0cm" fo:text-align="start"/>
    </style:style>
    <style:style style:name="P5" style:family="paragraph">
      <style:paragraph-properties fo:margin-top="0.305cm" fo:margin-bottom="0cm"/>
    </style:style>
    <style:style style:name="P6" style:family="paragraph">
      <style:paragraph-properties fo:text-align="start"/>
    </style:style>
    <style:style style:name="P7" style:family="paragraph">
      <loext:graphic-properties draw:fill-color="#ffffff"/>
      <style:paragraph-properties fo:text-align="start"/>
      <style:text-properties fo:font-size="32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style:paragraph-properties fo:margin-top="0.254cm" fo:margin-bottom="0cm" fo:text-align="start"/>
      <style:text-properties fo:font-size="32pt"/>
    </style:style>
    <style:style style:name="P11" style:family="paragraph">
      <loext:graphic-properties draw:fill-color="#ffffff"/>
      <style:paragraph-properties fo:margin-top="0.254cm" fo:margin-bottom="0cm" fo:text-align="start"/>
      <style:text-properties fo:font-size="32pt"/>
    </style:style>
    <style:style style:name="P12" style:family="paragraph">
      <style:paragraph-properties fo:margin-top="0.305cm" fo:margin-bottom="0cm" fo:text-align="start"/>
      <style:text-properties fo:font-size="18pt" style:font-size-asian="18pt" style:font-size-complex="18pt"/>
    </style:style>
    <style:style style:name="P13" style:family="paragraph">
      <style:paragraph-properties fo:text-align="start"/>
      <style:text-properties fo:font-size="18pt" style:font-size-asian="18pt" style:font-size-complex="18pt"/>
    </style:style>
    <style:style style:name="P14" style:family="paragraph">
      <loext:graphic-properties draw:fill-color="#ffffff"/>
      <style:paragraph-properties fo:margin-top="0.305cm" fo:margin-bottom="0cm" fo:text-align="start"/>
      <style:text-properties fo:font-size="18pt" style:font-size-asian="18pt" style:font-size-complex="18pt"/>
    </style:style>
    <style:style style:name="T1" style:family="text">
      <style:text-properties fo:font-size="34pt" style:font-size-asian="34pt" style:font-size-complex="34pt"/>
    </style:style>
    <style:style style:name="T2" style:family="text">
      <style:text-properties fo:font-size="18pt" fo:font-style="normal" style:font-size-asian="18pt" style:font-style-asian="normal" style:font-size-complex="18pt" style:font-style-complex="normal"/>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draw:frame draw:style-name="gr2" draw:text-style-name="P2" draw:layer="layout" svg:width="14.732cm" svg:height="1.403cm" svg:x="3.048cm" svg:y="24.892cm">
            <draw:text-box>
              <text:p>Elliot Chandler, 2018 May 15a16, for NMD306</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4" draw:layer="layout" svg:width="25.199cm" svg:height="12.179cm" svg:x="1.4cm" svg:y="4.914cm" presentation:class="subtitle" presentation:user-transformed="true">
          <draw:text-box>
            <text:list text:style-name="L1">
              <text:list-item>
                <text:p text:style-name="P3">Project management strategy</text:p>
              </text:list-item>
              <text:list-item>
                <text:p text:style-name="P3">Develop useful software despite frequently changing requirements</text:p>
              </text:list-item>
              <text:list-item>
                <text:p text:style-name="P3">Fewer known goals and documentation</text:p>
              </text:list-item>
              <text:list-item>
                <text:p text:style-name="P3">“Iteration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3">A strategy for project management in software development teams working for corporate clients</text:p>
                </text:list-item>
                <text:list-item>
                  <text:p text:style-name="P3">Intended to let a team develop useful software without knowing exactly what it is supposed to do at the start of the project, adapting to frequently changing requirements (hence the term “agile”)</text:p>
                </text:list-item>
                <text:list-item>
                  <text:p text:style-name="P3">To adapt quickly, avoids predefined end goals or detailed documentation</text:p>
                </text:list-item>
                <text:list-item>
                  <text:p text:style-name="P3">Work happens usually in one to four week “iterations”, also called “sprints”, of a predetermined duration, after which a working product is demonstrated to the client</text:p>
                </text:list-item>
                <text:list-item>
                  <text:p text:style-name="P3">Most planning is done on a per-iteration basis by the team members, rather than by managem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4" draw:layer="layout" svg:width="25.199cm" svg:height="12.179cm" svg:x="1.4cm" svg:y="4.914cm" presentation:class="subtitle" presentation:user-transformed="true">
          <draw:text-box>
            <text:list text:style-name="L1">
              <text:list-item>
                <text:p text:style-name="P5">Work collaboratively with clients</text:p>
              </text:list-item>
              <text:list-item>
                <text:p text:style-name="P5">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3">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3">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3"/>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4" draw:layer="layout" svg:width="25.199cm" svg:height="12.179cm" svg:x="1.4cm" svg:y="4.914cm" presentation:class="subtitle" presentation:user-transformed="true">
          <draw:text-box>
            <text:list text:style-name="L1">
              <text:list-item>
                <text:p text:style-name="P5">When various different end products could be good</text:p>
              </text:list-item>
              <text:list-item>
                <text:p text:style-name="P5">When goals are unknown or changing</text:p>
              </text:list-item>
              <text:list-item>
                <text:p text:style-name="P5">But less when goals are exactly know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3">Agile software development is useful when the end goals of a project are not known, or have a possibility of changing.</text:p>
                </text:list-item>
                <text:list-item>
                  <text:p text:style-name="P3">Conversely, it is less useful when the end goals are exactly known and guaranteed not to change.</text:p>
                </text:list-item>
                <text:list-item>
                  <text:p text:style-name="P3">Thus, it is generally more useful for new projects, especially when there is a range of acceptable end products, than for projects with fixed goals (such as reimplementing an existing system while maintaining API compatibility).</text:p>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7" draw:layer="layout" svg:width="25.199cm" svg:height="12.179cm" svg:x="1.4cm" svg:y="4.913cm" presentation:class="subtitle" presentation:user-transformed="true">
          <draw:text-box>
            <text:list text:style-name="L1">
              <text:list-item>
                <text:p text:style-name="P6">Method for agile software development</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user-transformed="true">
            <draw:text-box>
              <text:list text:style-name="L2">
                <text:list-item>
                  <text:p text:style-name="P8">Scrum software development is a structured method for pursuing agile software development.</text:p>
                </text:list-item>
              </text:list>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7" draw:layer="layout" svg:width="25.199cm" svg:height="12.179cm" svg:x="1.4cm" svg:y="4.913cm" presentation:class="subtitle" presentation:user-transformed="true">
          <draw:text-box>
            <text:list text:style-name="L1">
              <text:list-item>
                <text:p text:style-name="P6">List of features to implement</text:p>
              </text:list-item>
              <text:list-item>
                <text:p text:style-name="P6">Prioritized</text:p>
              </text:list-item>
              <text:list-item>
                <text:p text:style-name="P6">Pick one</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user-transformed="true">
            <draw:text-box>
              <text:list text:style-name="L2">
                <text:list-item>
                  <text:p text:style-name="P8">In scrum software development, first, the person in charge of the project defines a prioritized list of features to implement.</text:p>
                </text:list-item>
              </text:list>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7" draw:layer="layout" svg:width="25.199cm" svg:height="12.179cm" svg:x="1.4cm" svg:y="4.913cm" presentation:class="subtitle" presentation:user-transformed="true">
          <draw:text-box>
            <text:list text:style-name="L1">
              <text:list-item>
                <text:p text:style-name="P6">Series of iterations</text:p>
                <text:list>
                  <text:list-item>
                    <text:p text:style-name="P6">Feature to implement chosen</text:p>
                  </text:list-item>
                  <text:list-item>
                    <text:p text:style-name="P6">Daily meeting: discuss challenges and progress</text:p>
                  </text:list-item>
                  <text:list-item>
                    <text:p text:style-name="P6">Review</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user-transformed="true">
            <draw:text-box>
              <text:list text:style-name="L2">
                <text:list-item>
                  <text:p text:style-name="P8">A series of iterations is then undertaken.</text:p>
                </text:list-item>
                <text:list-item>
                  <text:p text:style-name="P8">Within each iteration,</text:p>
                  <text:list>
                    <text:list-item>
                      <text:p text:style-name="P8">first, a feature to implement during the iteration is chosen.</text:p>
                    </text:list-item>
                    <text:list-item>
                      <text:p text:style-name="P8">Then, each day during the iteration, the team meets and discusses the challenges and progress they have encountered; this meeting happens under the guidance of a designated person.</text:p>
                    </text:list-item>
                    <text:list-item>
                      <text:p text:style-name="P8">Finally, the results of the work and the team’s efficiency during the sprint are reviewed as a group.</text:p>
                    </text:list-item>
                  </text:list>
                </text:list-item>
                <text:list-item>
                  <text:p text:style-name="P8">The iterations will continue until (quote) “the deadline has been reached, the budget is exhausted, or the product owner is satisfied with the final product” (end quote).</text:p>
                </text:list-item>
              </text:list>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11" draw:layer="layout" svg:width="25.199cm" svg:height="16.719cm" svg:x="1.4cm" svg:y="3.556cm" presentation:class="subtitle" presentation:user-transformed="true">
          <draw:text-box>
            <text:list text:style-name="L1">
              <text:list-item>
                <text:p text:style-name="P10">Are there elements of agile software development that can be useful for individuals’ projects? What about community-maintained free/libre/open-source projects?</text:p>
              </text:list-item>
              <text:list-item>
                <text:p text:style-name="P10">“Customer collaboration” (quoted in Schneider p. 12) is a theme of agile software development, but the implementation of it seems risky. When a product specification is only provided informally during development, how can a company protect themselves from a client accusing the company of not having fulfilled their requests effectively? Conversely, how can a client protect themselves from a company that implements the software carelessly? A contracted up-front specification has the advantage of heading subjective battles off at the pass, since correctness of the software can be objectively determined.</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14" draw:layer="layout" svg:width="25.199cm" svg:height="12.179cm" svg:x="1.4cm" svg:y="4.913cm" presentation:class="subtitle" presentation:user-transformed="true">
          <draw:text-box>
            <text:list text:style-name="L1">
              <text:list-item>
                <text:p text:style-name="P12"><text:span text:style-name="T2">Johnny Schneider. </text:span><text:span text:style-name="T3">Understanding Design Thinking, Lean, and Agile</text:span><text:span text:style-name="T2">. O’Reilly Media, 2007.</text:span></text:p>
              </text:list-item>
              <text:list-item>
                <text:p text:style-name="P12"><text:span text:style-name="T4">“</text:span><text:span text:style-name="T4">Understanding Agile — In Simple Words” http://www.abodeqa.com/understanding-agile-in-simple-words/</text:span></text:p>
              </text:list-item>
              <text:list-item>
                <text:p text:style-name="P13"><text:span text:style-name="T4">“</text:span><text:span text:style-name="T4">A Beginners Guide To Understanding The Agile Method” https://linchpinseo.com/the-agile-method/</text:span></text:p>
              </text:list-item>
              <text:list-item>
                <text:p text:style-name="P13"><text:span text:style-name="T4">“</text:span><text:span text:style-name="T4">Agile &amp; Waterfall Methodologies – A Side-By-Side Comparison” http://www.base36.com/2012/12/agile-waterfall-methodologies-a-side-by-side-comparison/</text:span></text:p>
              </text:list-item>
              <text:list-item>
                <text:p text:style-name="P13"><text:span text:style-name="T4">“</text:span><text:span text:style-name="T4">Agile Development — Advantages, Disadvantages, and when to use it?” https://www.360logica.com/blog/agile-development-advantages-disadvantages-and-when-to-use-it/</text:span></text:p>
              </text:list-item>
              <text:list-item>
                <text:p text:style-name="P13"><text:span text:style-name="T4">“</text:span><text:span text:style-name="T4">Three Myths About Agile in Regulated Environments” https://www.ca.com/en/blog-highlight/agile-audits-apples-oranges-three-myths-agile-regulated-environments.html</text:span></text:p>
              </text:list-item>
              <text:list-item>
                <text:p text:style-name="P13"><text:span text:style-name="T4">“</text:span><text:span text:style-name="T4">What is Scrum Methodology? A Beginner’s Primer” https://blog.capterra.com/what-is-scrum/</text:span></text:p>
              </text:list-item>
              <text:list-item>
                <text:p text:style-name="P13"><text:span text:style-name="T4">“</text:span><text:span text:style-name="T4">The Beginner’s Guide To Scrum And Agile Project Management” https://blog.trello.com/beginners-guide-scrum-and-agile-project-management</text:span></text:p>
              </text:list-item>
              <text:list-item>
                <text:p text:style-name="P13"><text:span text:style-name="T4">“</text:span><text:span text:style-name="T4">Scrum Explained — In Simple, Plain English without Jargon” https://www.linkedin.com/pulse/scrum-explained-simple-plain-english-ravulapalli</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1H42M4S</meta:editing-duration>
    <meta:editing-cycles>31</meta:editing-cycles>
    <meta:generator>LibreOffice/5.4.5.1$Linux_X86_64 LibreOffice_project/40m0$Build-1</meta:generator>
    <dc:date>2018-05-16T05:24:20.735593752</dc:date>
    <meta:document-statistic meta:object-count="58"/>
  </office:meta>
</office:document-meta>
</file>